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15a61" officeooo:paragraph-rsid="00093bda" style:font-size-asian="9pt" style:font-size-complex="9pt"/>
    </style:style>
    <style:style style:name="P2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15a61" officeooo:paragraph-rsid="00093bda" style:font-size-asian="9pt" style:font-size-complex="9pt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c15a61" officeooo:paragraph-rsid="00093bda" style:font-size-asian="9pt" style:font-size-complex="9pt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d5eede" officeooo:paragraph-rsid="00093bda" style:font-size-asian="9pt" style:font-size-complex="9pt"/>
    </style:style>
    <style:style style:name="P5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d5eede" officeooo:paragraph-rsid="00093bda" style:font-size-asian="9pt" style:font-size-complex="9pt"/>
    </style:style>
    <style:style style:name="P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c1e2b6" officeooo:paragraph-rsid="00093bda" style:font-size-asian="9pt" style:font-size-complex="9pt"/>
    </style:style>
    <style:style style:name="P7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9pt" officeooo:rsid="00c1e2b6" officeooo:paragraph-rsid="00093bda" style:font-size-asian="9pt" style:font-size-complex="9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9pt" fo:font-weight="bold" officeooo:rsid="00c15a61" officeooo:paragraph-rsid="00093bda" style:font-size-asian="9pt" style:font-weight-asian="bold" style:font-size-complex="9pt" style:font-weight-complex="bold"/>
    </style:style>
    <style:style style:name="T1" style:family="text">
      <style:text-properties officeooo:rsid="00d5eede"/>
    </style:style>
    <style:style style:name="T2" style:family="text">
      <style:text-properties fo:color="#2a6099" loext:opacity="100%" fo:font-weight="bold" officeooo:rsid="00e4f090" style:font-weight-asian="bold" style:font-weight-complex="bold"/>
    </style:style>
    <style:style style:name="T3" style:family="text">
      <style:text-properties officeooo:rsid="00c30ab1"/>
    </style:style>
    <style:style style:name="T4" style:family="text">
      <style:text-properties officeooo:rsid="00d4de20"/>
    </style:style>
    <style:style style:name="T5" style:family="text">
      <style:text-properties officeooo:rsid="00d99dc9"/>
    </style:style>
    <style:style style:name="T6" style:family="text">
      <style:text-properties officeooo:rsid="00c4827f"/>
    </style:style>
    <style:style style:name="T7" style:family="text">
      <style:text-properties fo:color="#ff0000" loext:opacity="100%" fo:font-weight="bold" officeooo:rsid="00e4f09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III</text:span>. P<text:span text:style-name="T4">eut-on se connaître soi-même objectivement ?</text:span></text:p>
      <text:p text:style-name="P4">1. Une connaissance de ma subjectivité est possible si elle est méthodique</text:p>
      <text:p text:style-name="P1"><text:span text:style-name="T5">a</text:span>. Mon existence en tant que conscience est la seule vérité absolue</text:p>
      <text:p text:style-name="P2">→ <text:span text:style-name="T1">Descartes : la découverte de la subjectivité </text:span><text:span text:style-name="T2">[La conscience (1)]</text:span></text:p>
      <text:p text:style-name="P1"><text:span text:style-name="T5">b</text:span>. La conscience <text:span text:style-name="T1">de soi est essentiellement </text:span>liberté</text:p>
      <text:p text:style-name="P5">→ L’existentialisme sartrien <text:span text:style-name="T2">[La conscience (3)]</text:span></text:p>
      <text:p text:style-name="P1"><text:span text:style-name="T5">c</text:span>. Conséquences morales de cette thèse</text:p>
      <text:p text:style-name="P2">→ <text:span text:style-name="T1">Kant : la conscience de soi comme fondement de la personne </text:span><text:span text:style-name="T2">[La conscience (2)]</text:span></text:p>
      <text:p text:style-name="P3"><text:span text:style-name="T1">2.</text:span> Les limites de l’introspection : le concept d’inconscient</text:p>
      <text:p text:style-name="P1"><text:span text:style-name="T5">a</text:span>. Superficialité de la conscience</text:p>
      <text:p text:style-name="P2">→ <text:span text:style-name="T1">Nietzsche </text:span><text:span text:style-name="T2">[L’inconscient (1)]</text:span></text:p>
      <text:p text:style-name="P1"><text:span text:style-name="T5">b</text:span>. L’inconscient <text:span text:style-name="T6">freudien </text:span>comme système de représentations refoulées</text:p>
      <text:p text:style-name="P2">→ <text:span text:style-name="T1">Freud : Première topique </text:span><text:span text:style-name="T2">[L’inconscient (2)]</text:span></text:p>
      <text:p text:style-name="P6"><text:span text:style-name="T5">c</text:span>. Les problèmes du concept d’inconscient</text:p>
      <text:p text:style-name="P7">→ <text:span text:style-name="T1">Problème épistémique (Popper), problème moral (Alain) </text:span><text:span text:style-name="T7">[extraits classiques]</text:span></text:p>
      <text:p text:style-name="P1"><text:span text:style-name="T5">d</text:span>. D’autres conceptions de l’inconscient</text:p>
      <text:p text:style-name="P2">→ <text:span text:style-name="T1">inconscient neurologique, inconscient sociologique (Bourdieu) </text:span><text:span text:style-name="T2">[L’inconscient (3)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7T20:15:33.764000000</dc:date>
    <meta:editing-duration>PT6S</meta:editing-duration>
    <meta:editing-cycles>1</meta:editing-cycles>
    <meta:document-statistic meta:table-count="0" meta:image-count="0" meta:object-count="0" meta:page-count="1" meta:paragraph-count="17" meta:word-count="138" meta:character-count="954" meta:non-whitespace-character-count="833"/>
    <meta:generator>LibreOffice/7.3.1.3$Windows_X86_64 LibreOffice_project/a69ca51ded25f3eefd52d7bf9a5fad8c90b87951</meta:generator>
  </office:meta>
</office:document-meta>
</file>